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/>
      <style:text-properties fo:color="#808080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4.0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16416666666667cm"/>
    </style:style>
    <style:style style:name="co8" style:family="table-column">
      <style:table-column-properties fo:break-before="auto" style:column-width="11.6416666666667cm"/>
    </style:style>
    <style:style style:name="co9" style:family="table-column">
      <style:table-column-properties fo:break-before="auto" style:column-width="10.768541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65pt" style:use-optimal-row-height="false" fo:break-before="auto"/>
    </style:style>
    <style:style style:name="ro2" style:family="table-row">
      <style:table-row-properties style:row-height="81pt" style:use-optimal-row-height="false" fo:break-before="auto"/>
    </style:style>
    <style:style style:name="ro3" style:family="table-row">
      <style:table-row-properties style:row-height="71.25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99.75pt" style:use-optimal-row-height="true" fo:break-before="auto"/>
    </style:style>
    <style:style style:name="ro9" style:family="table-row">
      <style:table-row-properties style:row-height="57pt" style:use-optimal-row-height="true" fo:break-before="auto"/>
    </style:style>
    <style:style style:name="ro10" style:family="table-row">
      <style:table-row-properties style:row-height="61.9pt" style:use-optimal-row-height="false" fo:break-before="auto"/>
    </style:style>
    <style:style style:name="ro11" style:family="table-row">
      <style:table-row-properties style:row-height="85.5pt" style:use-optimal-row-height="true" fo:break-before="auto"/>
    </style:style>
    <style:style style:name="ro12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product_cod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subcategor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n_tip</text:p>
          </table:table-cell>
          <table:table-cell office:value-type="string" table:style-name="ce1">
            <text:p>stoc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considera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LATOU STICLA 1235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31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ECORATIVE STICLA 123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2</text:p>
          </table:table-cell>
          <table:table-cell office:value-type="string" table:style-name="ce1">
            <text:p>Marfuri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0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7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35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9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STICLA 12268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2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19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E DIFERITE STICLA 12382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STICLA 12266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1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8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9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67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72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291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5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389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PANZA 12394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CORATIV STICLA 12495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6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2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TA LEMN 1220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DETALII TEHNICA FLAMANDA LEMN 1238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AS DE STICLA 1235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00000032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GRIVIN Alb 2018</text:p>
          </table:table-cell>
          <table:table-cell office:value-type="string" table:style-name="ce1">
            <text:p>Marfuri</text:p>
          </table:table-cell>
          <table:table-cell office:value-type="float" office:value="156" table:style-name="ce1">
            <text:p>15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 table:style-name="ce2">
            <text:p>Alcool: 12%</text:p>
          </table:table-cell>
          <table:table-cell office:value-type="string" table:style-name="ce4">
            <text:p>grivin_whit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3">
          <table:table-cell office:value-type="string" table:style-name="ce1">
            <text:p>0000003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GRIVIN Rose 2018</text:p>
          </table:table-cell>
          <table:table-cell office:value-type="string" table:style-name="ce1">
            <text:p>Marfuri</text:p>
          </table:table-cell>
          <table:table-cell office:value-type="float" office:value="140" table:style-name="ce1">
            <text:p>14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c | 0.75L | Temperatura servire: 10-14 °C | Mehedinti, Romania</text:p>
          </table:table-cell>
          <table:table-cell office:value-type="string" table:style-name="ce3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 table:style-name="ce2">
            <text:p>Alcool: 12.5%</text:p>
          </table:table-cell>
          <table:table-cell office:value-type="string" table:style-name="ce4">
            <text:p>grivin_rose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4">
          <table:table-cell office:value-type="string" table:style-name="ce2">
            <text:p>0000003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IVIN Rosu 2016</text:p>
          </table:table-cell>
          <table:table-cell office:value-type="string" table:style-name="ce1">
            <text:p>Marfuri</text:p>
          </table:table-cell>
          <table:table-cell office:value-type="float" office:value="136" table:style-name="ce1">
            <text:p>13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c | 0.75L | Temperatura servire: 16-18 °C | Mehedinti, Romania</text:p>
          </table:table-cell>
          <table:table-cell office:value-type="string" table:style-name="ce3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 table:style-name="ce2">
            <text:p>Alcool: 14%</text:p>
          </table:table-cell>
          <table:table-cell office:value-type="string" table:style-name="ce4">
            <text:p>grivin_red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IVERSE</text:p>
          </table:table-cell>
          <table:table-cell office:value-type="string" table:style-name="ce1">
            <text:p>Marfuri</text:p>
          </table:table-cell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COGNIAK</text:p>
          </table:table-cell>
          <table:table-cell office:value-type="string" table:style-name="ce1">
            <text:p>Marfuri</text:p>
          </table:table-cell>
          <table:table-cell office:value-type="float" office:value="11" table:style-name="ce1">
            <text:p>1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ATON CIOCOLATA BARON</text:p>
          </table:table-cell>
          <table:table-cell office:value-type="string" table:style-name="ce1">
            <text:p>Alte mat. consumabil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IOCOLATA DE CASA DAVINIA</text:p>
          </table:table-cell>
          <table:table-cell office:value-type="string" table:style-name="ce1">
            <text:p>Alte mat. consumabil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3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BARON</text:p>
          </table:table-cell>
          <table:table-cell office:value-type="string" table:style-name="ce1">
            <text:p>Ambalaje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MBALAJ DAVINIA</text:p>
          </table:table-cell>
          <table:table-cell office:value-type="string" table:style-name="ce1">
            <text:p>Ambalaje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OASIS - BE HERE NOW (REMASTERE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OPLIN JANIS - JANIS JOPLIN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- MICHAEL - THRILLER (PICTURE VINI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DANGEROU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JACKSON MICHAEL - BAD (PICTURE VINY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HARRIS CALVIN, DUA LIPA - ONE KIS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G-EAZY - THE BEAUTIFUL &amp; DAMN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HANS ZIMMER THE CLASSIC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4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VORA CESARIA - CESARI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4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- FOR THE THRON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MUSIC INSPIRED BY THE FILM ROMA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DIRTY DANCING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TOP GU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VARIOUS CHRISTMAS CLASSIC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TIMBERLAKE JUSTIN - JUSTIFIE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CRIPT - THE #3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ADE - THE BEST OF SAD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INCE - RAVE IN2 THE JOY FANTAST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5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RESLEY ELVIS - MERRY CHRISTMAS BAB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5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THE TRUTH ABOUT LO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PINK - CAN'T TAKE ME HOM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EURYTMICS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BLACK CELEB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EPECHE MODE - VIOLATOR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IN A SILENT WAY (50TH ANNIVERSARY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6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DAVIS MILES - KIND OF BLU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7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OHEN LEONARD -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8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LVIN HARRIS, SAM SMITH - RPOMI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6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HEATHE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6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NO PLAN E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BOWIE DAVID - BLACKSTA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2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LLE FARBEN - STICKER ON MY SUITCAS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3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AEROSMITH - AEROSMITH'S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4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ZIMMER HANS - THE WORLD OF HANS ZIMM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5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CAREY MARIAH - ALL I WANT FOR CHRISTMAS IS YOU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9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WRECKING BALL (CD + 2VL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9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0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BRUCE - THE WILD, THE INNOCEN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1</text:p>
          </table:table-cell>
          <table:table-cell office:value-type="float" office:value="2000" table:style-name="ce1">
            <text:p>2000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Vinyl SPRINGSTEEN PRINCE - THE RIVE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table:style-name="ce2"/>
          <table:table-cell office:value-type="string" table:style-name="ce1">
            <text:p>10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5">
          <table:table-cell office:value-type="string" table:style-name="ce1">
            <text:p>0000007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ZIMMER HANS INFERNO (ORIGINAL MOTION PICTURES SONG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WONG SEE SANG - PIANO MOVIE LOUNGE VOL 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Y LIFE 197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7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MAN OF THE WOOD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7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A WE ARE BOR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SIMPLE MINDS - BIG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BACK PANTI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R KELLY 12 NIGHTS OF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 3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IMBRUGLIA NATALE - GLORIOUS THE SINGLES97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JARRE JEAN MICHAEL - OXYGEN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HARNONCOURT NIKOLAUS - NIKOLAUS HARNONCOU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SOMOS GITANO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8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IPSY KINGS - PASAJER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8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GAHAN DAVE&amp;SOULSAVERS - ANGELS&amp;GOHS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FAITHLESS - FOREVER FAITHLESS -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VOZ D'AMOR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SAO VICENTE D'LONG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RADIN MINDEL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VORA CESARIA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ELECTRIC LIGHT ORCHESTRA THE COLLEC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EPECHE MODE - SPIRIT (STANDARD CD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09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IV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9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KIND OF BLUE DELUXE 50TH ANYVERSA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YEAR OF MY LIFE 1976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THE BEST CHRISTMAS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<text:s/>- I LOVE ROSSIN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VARIOUS - I LOVE PIAN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2OF2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TIMBERLAKE JUSTIN - THE 20/20 EXPERIENCE - TH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0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PINK - THE TRUTH ABOUT LOVE (ROW EXPLICITDELUX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0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OFFSPRING THE GREATEST HI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CAN'T FORGET A SOUVENIR OF THE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THE LIFE OF A MAN - THE ULTIMATE HITS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CKER JOE - FIRE IT UP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ARRERAS JOSE A LIFE IN MUSIC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OWN JAMES -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7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OYLE SUSAN HOME FOR CHRISTMA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8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ANGLES THE ETERNAL FLAME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19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NASTACIA - PIECES OF A DREAM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1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0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ICE IN CHAINS LIV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1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ALAN PARSONS PROJECT THE PYRAMI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2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- SCORE (EE VERSION)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3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2CELLOS (SULIC&amp;HAUSEN) - IN2I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4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DAVIS MILES - THE REAL MILES DAVI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5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COHEN LEONARD NEW SKIN FOR THE OLD CEREMON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CD BRAXTON TONI BREATH AGAIN THE BEST OF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12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Kandinsk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2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100 Years of Fashion Illustratio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380 &lt;br&gt; 180 x 180 x 24 mm</text:p>
          </table:table-cell>
          <table:table-cell table:style-name="ce2"/>
          <table:table-cell office:value-type="string" table:style-name="ce1">
            <text:p>12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2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Street Ar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7&lt;br&gt; Numar de pagini 500 &lt;br&gt; 180 x 180 x 24 mm</text:p>
          </table:table-cell>
          <table:table-cell table:style-name="ce2"/>
          <table:table-cell office:value-type="string" table:style-name="ce1">
            <text:p>12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17 &lt;br&gt; 180 x 180 x 24 mm</text:p>
          </table:table-cell>
          <table:table-cell table:style-name="ce2"/>
          <table:table-cell office:value-type="string" table:style-name="ce1">
            <text:p>13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Van Gogh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di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od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64 &lt;br&gt; 180 x 180 x 24 mm</text:p>
          </table:table-cell>
          <table:table-cell table:style-name="ce2"/>
          <table:table-cell office:value-type="string" table:style-name="ce1">
            <text:p>13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3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Gauguin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4 &lt;br&gt; 180 x 180 x 24 mm</text:p>
          </table:table-cell>
          <table:table-cell table:style-name="ce2"/>
          <table:table-cell office:value-type="string" table:style-name="ce1">
            <text:p>13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5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Rembrandt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288 &lt;br&gt; 180 x 180 x 24 mm</text:p>
          </table:table-cell>
          <table:table-cell table:style-name="ce2"/>
          <table:table-cell office:value-type="string" table:style-name="ce1">
            <text:p>13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6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Prefab Architecture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6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7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iving with Wood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37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8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Bathroom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00 &lt;br&gt; 180 x 180 x 24 mm</text:p>
          </table:table-cell>
          <table:table-cell table:style-name="ce2"/>
          <table:table-cell office:value-type="string" table:style-name="ce1">
            <text:p>138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39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The Home Book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6&lt;br&gt; Numar de pagini 580 &lt;br&gt; 180 x 180 x 24 mm</text:p>
          </table:table-cell>
          <table:table-cell table:style-name="ce2"/>
          <table:table-cell office:value-type="string" table:style-name="ce1">
            <text:p>139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0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odern Country Hom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1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Lofts 21<text:span text:style-name="T2">st</text:span><text:s/>Century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00 &lt;br&gt; 180 x 180 x 24 mm</text:p>
          </table:table-cell>
          <table:table-cell table:style-name="ce2"/>
          <table:table-cell office:value-type="string" table:style-name="ce1">
            <text:p>14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2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New Wood Kitchen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3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Cool Apartment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5&lt;br&gt; Numar de pagini 500 &lt;br&gt; 180 x 180 x 24 mm</text:p>
          </table:table-cell>
          <table:table-cell table:style-name="ce2"/>
          <table:table-cell office:value-type="string" table:style-name="ce1">
            <text:p>14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6">
          <table:table-cell office:value-type="string" table:style-name="ce1">
            <text:p>00000144</text:p>
          </table:table-cell>
          <table:table-cell office:value-type="float" office:value="2000" table:style-name="ce1">
            <text:p>2000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Houses</text:p>
          </table:table-cell>
          <table:table-cell office:value-type="string" table:style-name="ce1">
            <text:p>Marfuri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ditura: Koenemann</text:p>
          </table:table-cell>
          <table:table-cell office:value-type="string" table:style-name="ce1">
            <text:p>An: 2018&lt;br&gt; Numar de pagini 360 &lt;br&gt; 189 x 187 mm</text:p>
          </table:table-cell>
          <table:table-cell table:style-name="ce2"/>
          <table:table-cell office:value-type="string" table:style-name="ce1">
            <text:p>14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table:style-name="ce1"/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ARO INCHIS</text:p>
          </table:table-cell>
          <table:table-cell office:value-type="string" table:style-name="ce1">
            <text:p>Marfuri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MESTEACAN</text:p>
          </table:table-cell>
          <table:table-cell office:value-type="string" table:style-name="ce1">
            <text:p>Marfuri</text:p>
          </table:table-cell>
          <table:table-cell office:value-type="float" office:value="3" table:style-name="ce1">
            <text:p>3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PAHARE DECANTOARE</text:p>
          </table:table-cell>
          <table:table-cell office:value-type="string" table:style-name="ce1">
            <text:p>Marfuri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4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APARAT ETICHETAT EVOFFICE MX550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HARTIE IMPACHETAT MATASE</text:p>
          </table:table-cell>
          <table:table-cell office:value-type="string" table:style-name="ce1">
            <text:p>Alte mat. consumabil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OBILIER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MDTV 100*36*53 NEGRU-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ETAJERA 100*175 NEGRU MARO/STICLA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4*8*39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5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18*8*38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A HARTIE 32*12*41</text:p>
          </table:table-cell>
          <table:table-cell office:value-type="string" table:style-name="ce1">
            <text:p>Alte mat. consumabil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7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UPORT ETICHETE PLEXI 40*25MM</text:p>
          </table:table-cell>
          <table:table-cell office:value-type="string" table:style-name="ce1">
            <text:p>Alte mat. consumabi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CASA DE MARCAT TREMOL M20 ACTIVA GALAXY PLUS LAN AC90017684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59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OLL-UP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0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RATAR STICLE 83*30 GRI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1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TAMPILA PRINTER P40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2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RAMA FOTO DIGITALA SERIOUX SMARTART SA702LED</text:p>
          </table:table-cell>
          <table:table-cell office:value-type="string" table:style-name="ce1">
            <text:p>Obiecte de inven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63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SACOSE HARTIE GRIVIN 41*32*13</text:p>
          </table:table-cell>
          <table:table-cell office:value-type="string" table:style-name="ce1">
            <text:p>Ambalaje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hortDescription</text:p>
          </table:table-cell>
          <table:table-cell office:value-type="string" table:style-name="ce1">
            <text:p>longDescription</text:p>
          </table:table-cell>
          <table:table-cell office:value-type="string" table:style-name="ce2">
            <text:p>subdescription</text:p>
          </table:table-cell>
          <table:table-cell office:value-type="string" table:style-name="ce1">
            <text:p>image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7">
          <table:table-cell office:value-type="string" table:style-name="ce1">
            <text:p>00000164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VINA BALCODA RESERVA ROSU 2010</text:p>
          </table:table-cell>
          <table:table-cell office:value-type="string" table:style-name="ce1">
            <text:p>Marfuri</text:p>
          </table:table-cell>
          <table:table-cell office:value-type="float" office:value="7" table:style-name="ce1">
            <text:p>7</text:p>
          </table:table-cell>
          <table:table-cell office:value-type="float" office:value="65" table:style-name="ce5">
            <text:p>65</text:p>
          </table:table-cell>
          <table:table-cell office:value-type="string" table:style-name="ce1">
            <text:p>Alb | 0.75L | <text:s/>2010</text:p>
          </table:table-cell>
          <table:table-cell office:value-type="string" table:style-name="ce3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4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8">
          <table:table-cell office:value-type="string" table:style-name="ce1">
            <text:p>00000166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BPHR – PAYS D'OC PINOT NOIR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66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9">
          <table:table-cell office:value-type="string" table:style-name="ce1">
            <text:p>00000167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3">
            <text:p>LA BASTIDE SAINT DOMINIQUE – COTES DU RHONE BLANC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3</text:p>
          </table:table-cell>
          <table:table-cell office:value-type="string" table:style-name="ce3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 table:style-name="ce2">
            <text:p>Alcool: 13.5%</text:p>
          </table:table-cell>
          <table:table-cell office:value-type="string" table:style-name="ce1">
            <text:p>167.jp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0">
          <table:table-cell office:value-type="string" table:style-name="ce1">
            <text:p>00000168</text:p>
          </table:table-cell>
          <table:table-cell office:value-type="float" office:value="1000" table:style-name="ce1">
            <text:p>1000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GITANA CLASSICO – SAPERAVI</text:p>
          </table:table-cell>
          <table:table-cell office:value-type="string" table:style-name="ce1">
            <text:p>Marfuri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 table:style-name="ce2">
            <text:p>Alcool: 14%</text:p>
          </table:table-cell>
          <table:table-cell office:value-type="string" table:style-name="ce1">
            <text:p>168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1">
          <table:table-cell office:value-type="string" table:style-name="ce1">
            <text:p>00000169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TINAZZI BIANCO PUGLIA 2015</text:p>
          </table:table-cell>
          <table:table-cell office:value-type="string" table:style-name="ce1">
            <text:p>Marfuri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5</text:p>
          </table:table-cell>
          <table:table-cell office:value-type="string" table:style-name="ce3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</text:p>
          </table:table-cell>
          <table:table-cell office:value-type="string" table:style-name="ce2">
            <text:p>Alcool: 12%</text:p>
          </table:table-cell>
          <table:table-cell office:value-type="string" table:style-name="ce1">
            <text:p>169.png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0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Red 20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7</text:p>
          </table:table-cell>
          <table:table-cell office:value-type="string" table:style-name="ce3">
            <text:p>50% Negrette, 25% Cabernet, 25% Syrah. Arome proaspete 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0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1</text:p>
          </table:table-cell>
          <table:table-cell office:value-type="float" office:value="1000" table:style-name="ce1">
            <text:p>1000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Château Clos Mignon Rosé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50% Syrah. Arome intense 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1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2">
          <table:table-cell office:value-type="string" table:style-name="ce1">
            <text:p>00000172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Selection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60% Negrette, 40% Syrah. Un an exceptional, arome de violete din sudul Frantei <text:s/>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2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3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Château Clos Mignon Quercus 20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0.75L | <text:s/>2016</text:p>
          </table:table-cell>
          <table:table-cell office:value-type="string" table:style-name="ce1">
            <text:p>20% Negrette, 30% Cabernet, 50% Syrah. Maturat in baric min 12 luni. Arome delicioase de stejar <text:s/>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3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4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Pure Négrette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100% Negrette. Personalitate puternica <text:s/>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4.pn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5</text:p>
          </table:table-cell>
          <table:table-cell office:value-type="float" office:value="1000" table:style-name="ce1">
            <text:p>1000</text:p>
          </table:table-cell>
          <table:table-cell office:value-type="float" office:value="1002" table:style-name="ce1">
            <text:p>1002</text:p>
          </table:table-cell>
          <table:table-cell office:value-type="string" table:style-name="ce3">
            <text:p>Château Clos mignon Classic 201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0.75L | <text:s/>2018</text:p>
          </table:table-cell>
          <table:table-cell office:value-type="string" table:style-name="ce1">
            <text:p>50% Negrette, 25% Cabernet, 25% Syrah. Selectii clasice intr-o interpretare moderna <text:s/>&lt;br&gt;&lt;br&gt;Chateau Clos Mignon este situat intre Garona si Tarn, langa Toulouse in renumita regiune viticola Fronton. Podgoria a devenit Appelation d’Origine Contrôlée in 1975, inca de atunci afiseaza etichete cu denunite de origine controlata, cea mai inalta calitate pe scara vinurilor franceze.</text:p>
          </table:table-cell>
          <table:table-cell office:value-type="string" table:style-name="ce2">
            <text:p>Alcool: 12.5%</text:p>
          </table:table-cell>
          <table:table-cell office:value-type="string" table:style-name="ce1">
            <text:p>175.jpg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00000176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7</text:p>
          </table:table-cell>
          <table:table-cell table:number-columns-repeated="8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000001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7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0000180</text:p>
          </table:table-cell>
          <table:table-cell table:number-columns-repeated="16383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nsolas" svg:font-family="Consolas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Colinear</meta:initial-creator>
    <dc:creator>Colinear</dc:creator>
    <meta:creation-date>2019-09-16T13:50:09Z</meta:creation-date>
    <dc:date>2020-01-09T10:51:20Z</dc:date>
    <meta:editing-cycles>54</meta:editing-cycles>
    <meta:editing-duration>PT13755S</meta:editing-duration>
  </office:meta>
</office:document-meta>
</file>